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9" style:family="table-cell" style:parent-style-name="Default">
      <style:table-cell-properties fo:background-color="#7f7f7f" style:rotation-align="none"/>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8-08T08:38:39.55" calcext:value-type="date" table:number-columns-spanned="3" table:number-rows-spanned="1">
            <text:p>Aug-08-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8-13T08:38:39.55" calcext:value-type="date" table:number-columns-spanned="3" table:number-rows-spanned="1">
            <text:p>Aug-13-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08:38:23.61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14T08:38:38.580000000</dc:date>
    <meta:generator>LibreOffice/6.3.5.2$Windows_x86 LibreOffice_project/dd0751754f11728f69b42ee2af66670068624673</meta:generator>
    <meta:editing-duration>PT3H57M47S</meta:editing-duration>
    <meta:editing-cycles>90</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4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We add this to solve the data type error that the computer shows when we re-execute this Macro in the output workbook.
    Dim startDate As String
    Dim endDate As String

    Dim Prop(1) as New com.sun.star.beans.PropertyValue
    Dim saveAsODSArgs(1) as new com.sun.star.beans.PropertyValue

    dispatcher = createUnoService("com.sun.star.frame.DispatchHelper")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worksheet = oSheets.getByName("Report")
	worksheet.getCellRangeByName("A1").setString("WEEKLY COLLECTION REPORT (CASH&amp;HMO):")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